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47f3" officeooo:paragraph-rsid="000047f3"/>
    </style:style>
    <style:style style:name="P2" style:family="paragraph" style:parent-style-name="Standard">
      <style:paragraph-properties fo:text-align="start" style:justify-single-word="false"/>
      <style:text-properties officeooo:rsid="000047f3" officeooo:paragraph-rsid="000047f3"/>
    </style:style>
    <style:style style:name="P3" style:family="paragraph" style:parent-style-name="Standard">
      <style:paragraph-properties fo:text-align="start" style:justify-single-word="false"/>
      <style:text-properties officeooo:rsid="000047f3" officeooo:paragraph-rsid="00021dbb"/>
    </style:style>
    <style:style style:name="P4" style:family="paragraph" style:parent-style-name="Standard">
      <style:paragraph-properties fo:text-align="start" style:justify-single-word="false"/>
      <style:text-properties officeooo:rsid="000047f3" officeooo:paragraph-rsid="0002d3c9"/>
    </style:style>
    <style:style style:name="P5" style:family="paragraph" style:parent-style-name="Standard">
      <style:text-properties officeooo:paragraph-rsid="0002d3c9"/>
    </style:style>
    <style:style style:name="P6" style:family="paragraph" style:parent-style-name="Standard">
      <style:text-properties officeooo:rsid="0002d3c9" officeooo:paragraph-rsid="0002d3c9"/>
    </style:style>
    <style:style style:name="P7" style:family="paragraph" style:parent-style-name="Standard">
      <style:paragraph-properties fo:text-align="start" style:justify-single-word="false"/>
      <style:text-properties officeooo:rsid="0002d3c9" officeooo:paragraph-rsid="0002d3c9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2d3c9" officeooo:paragraph-rsid="0002d3c9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047f3" officeooo:paragraph-rsid="000047f3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2d3c9" officeooo:paragraph-rsid="0002d3c9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officeooo:rsid="000047f3" officeooo:paragraph-rsid="000047f3" style:font-size-asian="18pt" style:font-weight-asian="bold" style:font-size-complex="18pt" style:font-weight-complex="bold"/>
    </style:style>
    <style:style style:name="T1" style:family="text">
      <style:text-properties officeooo:rsid="00021dbb"/>
    </style:style>
    <style:style style:name="T2" style:family="text">
      <style:text-properties officeooo:rsid="0002d3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érési Jegyzőkönyv</text:p>
      <text:p text:style-name="P1"/>
      <text:p text:style-name="P9">1.Alapadatok:</text:p>
      <text:p text:style-name="P2"/>
      <text:p text:style-name="P2"><text:tab/>-Hálózat címe: </text:p>
      <text:p text:style-name="P2"><text:tab/><text:tab/>192.168.0.0 <text:tab/><text:tab/> </text:p>
      <text:p text:style-name="P2"><text:tab/><text:tab/>255.255.252.0</text:p>
      <text:p text:style-name="P2"/>
      <text:p text:style-name="P2"><text:tab/>-Mérési host címe:</text:p>
      <text:p text:style-name="P2"><text:tab/><text:tab/>192.168.0.102</text:p>
      <text:p text:style-name="P2"><text:tab/><text:tab/>255.255.0.0</text:p>
      <text:p text:style-name="P2"/>
      <text:p text:style-name="P2"><text:tab/>-Alhálózat átjáró IP címe:</text:p>
      <text:p text:style-name="P2"><text:tab/><text:tab/>192.168.0.254</text:p>
      <text:p text:style-name="P2"/>
      <text:p text:style-name="P2"><text:tab/>-Windows szerver IP címe:</text:p>
      <text:p text:style-name="P2"><text:tab/><text:tab/>192.168.1.100</text:p>
      <text:p text:style-name="P2"/>
      <text:p text:style-name="P2"><text:tab/>-Linux szerver IP címe:</text:p>
      <text:p text:style-name="P2"><text:tab/><text:tab/>192.168.2.154</text:p>
      <text:p text:style-name="P2"/>
      <text:p text:style-name="P9">2.Mérések pinggel <text:span text:style-name="T1">(válaszidők)</text:span>:</text:p>
      <text:p text:style-name="P2"/>
      <text:p text:style-name="P2"><text:tab/>-<text:span text:style-name="T1">Host saját hálózati interfésze:</text:span></text:p>
      <text:p text:style-name="P3"><text:tab/><text:tab/><text:span text:style-name="T1">átlag: 0.052 ms</text:span></text:p>
      <text:p text:style-name="P3"/>
      <text:p text:style-name="P3"><text:tab/>-<text:span text:style-name="T1">Átjáró alhálózati interfésze:</text:span></text:p>
      <text:p text:style-name="P3"><text:tab/><text:tab/><text:span text:style-name="T1">átlag: 0.441 ms</text:span></text:p>
      <text:p text:style-name="P3"/>
      <text:p text:style-name="P3"><text:tab/>-<text:span text:style-name="T1">Google DNS szervere:</text:span></text:p>
      <text:p text:style-name="P3"><text:tab/><text:tab/><text:span text:style-name="T1">átlag: 25.646 ms</text:span></text:p>
      <text:p text:style-name="P3"/>
      <text:p text:style-name="P3"><text:tab/>-<text:span text:style-name="T1">Windows szerver:</text:span></text:p>
      <text:p text:style-name="P3"><text:tab/><text:tab/><text:span text:style-name="T1">átlag: 0.612 ms</text:span></text:p>
      <text:p text:style-name="P3"/>
      <text:p text:style-name="P3"><text:tab/>-<text:span text:style-name="T1">Linux szerver:</text:span></text:p>
      <text:p text:style-name="P3"><text:tab/><text:tab/><text:span text:style-name="T1">átlag: 0.376 ms</text:span></text:p>
      <text:p text:style-name="P2"/>
      <text:p text:style-name="P9">3.Nyitott portok keresése:</text:p>
      <text:p text:style-name="P2"/>
      <text:p text:style-name="P2"><text:tab/>-<text:span text:style-name="T1">A mérésre használt hoston lévő nyitott portok:</text:span></text:p>
      <text:p text:style-name="P2"><text:tab/><text:tab/><text:span text:style-name="T1">22</text:span></text:p>
      <text:p text:style-name="P2"><text:tab/><text:tab/><text:span text:style-name="T1">631</text:span></text:p>
      <text:p text:style-name="P2"/>
      <text:p text:style-name="P2"><text:tab/>-<text:span text:style-name="T1">A Windows szerveren lévő nyitott portok:</text:span></text:p>
      <text:p text:style-name="P2"><text:tab/><text:tab/><text:span text:style-name="T1">53</text:span></text:p>
      <text:p text:style-name="P2"><text:tab/><text:tab/><text:span text:style-name="T1">88</text:span></text:p>
      <text:p text:style-name="P2"><text:tab/><text:tab/><text:span text:style-name="T1">135</text:span></text:p>
      <text:p text:style-name="P2"><text:tab/><text:tab/><text:span text:style-name="T1">139</text:span></text:p>
      <text:p text:style-name="P2"><text:tab/><text:tab/><text:span text:style-name="T1">389</text:span></text:p>
      <text:p text:style-name="P2"><text:tab/><text:tab/><text:span text:style-name="T1">445</text:span></text:p>
      <text:p text:style-name="P2"><text:soft-page-break/><text:tab/><text:tab/><text:span text:style-name="T1">464</text:span></text:p>
      <text:p text:style-name="P2"><text:tab/><text:tab/><text:span text:style-name="T1">593</text:span></text:p>
      <text:p text:style-name="P2"><text:tab/><text:tab/><text:span text:style-name="T1">636</text:span></text:p>
      <text:p text:style-name="P2"><text:tab/><text:tab/><text:span text:style-name="T1">3268</text:span></text:p>
      <text:p text:style-name="P2"><text:tab/><text:tab/><text:span text:style-name="T1">3269</text:span></text:p>
      <text:p text:style-name="P2"><text:tab/><text:tab/><text:span text:style-name="T1">496152</text:span></text:p>
      <text:p text:style-name="P3"><text:tab/><text:tab/><text:span text:style-name="T1">496153</text:span></text:p>
      <text:p text:style-name="P3"><text:tab/><text:tab/><text:span text:style-name="T1">496154</text:span></text:p>
      <text:p text:style-name="P3"><text:tab/><text:tab/><text:span text:style-name="T1">496155</text:span></text:p>
      <text:p text:style-name="P3"><text:tab/><text:tab/><text:span text:style-name="T1">496156</text:span></text:p>
      <text:p text:style-name="P3"><text:tab/><text:tab/><text:span text:style-name="T1">496157</text:span></text:p>
      <text:p text:style-name="P3"><text:tab/><text:tab/><text:span text:style-name="T1">496158</text:span></text:p>
      <text:p text:style-name="P3"/>
      <text:p text:style-name="Standard"><text:tab/>- A <text:span text:style-name="T2">L</text:span>inux szerveren lévő nyitott portok:</text:p>
      <text:p text:style-name="Standard"><text:tab/><text:tab/><text:span text:style-name="T2">22</text:span></text:p>
      <text:p text:style-name="Standard"/>
      <text:p text:style-name="P5"><text:tab/>-<text:span text:style-name="T2">Az átjárón lévő nyitott portok:</text:span></text:p>
      <text:p text:style-name="P5"><text:tab/><text:tab/><text:span text:style-name="T2">22</text:span></text:p>
      <text:p text:style-name="P5"><text:tab/><text:tab/><text:span text:style-name="T2">53<text:tab/></text:span></text:p>
      <text:p text:style-name="P6"><text:tab/><text:tab/>80</text:p>
      <text:p text:style-name="P6"><text:tab/><text:tab/>666</text:p>
      <text:p text:style-name="P6"/>
      <text:p text:style-name="P6"><text:tab/>-A Google DNS szerverének nyitott portjai:</text:p>
      <text:p text:style-name="P6"><text:tab/><text:tab/>53</text:p>
      <text:p text:style-name="P6"><text:tab/><text:tab/>443</text:p>
      <text:p text:style-name="P5"><text:span text:style-name="T2"><text:tab/> </text:span></text:p>
      <text:p text:style-name="P2"/>
      <text:p text:style-name="P9">4.A nyitott portok alapján felismert hálózati szolgáltatások:</text:p>
      <text:p text:style-name="P2"/>
      <text:p text:style-name="P4"><text:tab/>-<text:span text:style-name="T1">A mérésre használt hoston:</text:span></text:p>
      <text:p text:style-name="P4"><text:tab/><text:tab/><text:span text:style-name="T1">22<text:tab/>ssh</text:span></text:p>
      <text:p text:style-name="P4"><text:tab/><text:tab/><text:span text:style-name="T1">631<text:tab/>ipp</text:span></text:p>
      <text:p text:style-name="P4"/>
      <text:p text:style-name="P4"><text:tab/>-<text:span text:style-name="T1">A Windows szerveren:</text:span></text:p>
      <text:p text:style-name="P4"><text:tab/><text:tab/><text:span text:style-name="T1">53<text:tab/>domain</text:span></text:p>
      <text:p text:style-name="P4"><text:tab/><text:tab/><text:span text:style-name="T1">88<text:tab/>kerberos-sec</text:span></text:p>
      <text:p text:style-name="P4"><text:tab/><text:tab/><text:span text:style-name="T1">135<text:tab/>msrpc</text:span></text:p>
      <text:p text:style-name="P4"><text:tab/><text:tab/><text:span text:style-name="T1">139<text:tab/>netbios-ssn</text:span></text:p>
      <text:p text:style-name="P4"><text:tab/><text:tab/><text:span text:style-name="T1">389<text:tab/>ldap</text:span></text:p>
      <text:p text:style-name="P4"><text:tab/><text:tab/><text:span text:style-name="T1">445<text:tab/>microsoft-ds</text:span></text:p>
      <text:p text:style-name="P4"><text:tab/><text:tab/><text:span text:style-name="T1">464<text:tab/>kpasswd5</text:span></text:p>
      <text:p text:style-name="P4"><text:tab/><text:tab/><text:span text:style-name="T1">593<text:tab/>http-rpc-epmap</text:span></text:p>
      <text:p text:style-name="P4"><text:tab/><text:tab/><text:span text:style-name="T1">636<text:tab/>ldapssl</text:span></text:p>
      <text:p text:style-name="P4"><text:tab/><text:tab/><text:span text:style-name="T1">3268<text:tab/>globalcatLDAP</text:span></text:p>
      <text:p text:style-name="P4"><text:tab/><text:tab/><text:span text:style-name="T1">3269<text:tab/>globalcatDAPssl</text:span></text:p>
      <text:p text:style-name="P4"/>
      <text:p text:style-name="P5"><text:tab/>- A <text:span text:style-name="T2">L</text:span>inux szerveren:</text:p>
      <text:p text:style-name="P5"><text:tab/><text:tab/><text:span text:style-name="T2">22<text:tab/>ssh</text:span></text:p>
      <text:p text:style-name="P5"/>
      <text:p text:style-name="P5"><text:tab/>-<text:span text:style-name="T2">Az átjárón:</text:span></text:p>
      <text:p text:style-name="P5"><text:tab/><text:tab/><text:span text:style-name="T2">22<text:tab/>shh</text:span></text:p>
      <text:p text:style-name="P5"><text:tab/><text:tab/><text:span text:style-name="T2">53<text:tab/>domain</text:span></text:p>
      <text:p text:style-name="P6"><text:soft-page-break/><text:tab/><text:tab/>80<text:tab/>http</text:p>
      <text:p text:style-name="P6"><text:tab/><text:tab/>666<text:tab/>doom</text:p>
      <text:p text:style-name="P6"/>
      <text:p text:style-name="P6"><text:tab/>-A Google DNS szerveren:</text:p>
      <text:p text:style-name="P6"><text:tab/><text:tab/>53<text:tab/>domain</text:p>
      <text:p text:style-name="P7"><text:tab/><text:tab/>443<text:tab/>https</text:p>
      <text:p text:style-name="P7"/>
      <text:p text:style-name="P7"/>
      <text:p text:style-name="P7"/>
      <text:p text:style-name="P10">5. A mérésre használt munkaállomás ARP táblája:</text:p>
      <text:p text:style-name="P8"/>
      <text:p text:style-name="P7">Address <text:s text:c="17"/>HWtype <text:s/>HWaddress <text:s text:c="10"/>Flags Mask <text:s text:c="11"/>Iface</text:p>
      <text:p text:style-name="P7">192.168.2.154 <text:s text:c="11"/>ether <text:s text:c="2"/>08:00:27:24:1a:5a <text:s text:c="2"/>C <text:s text:c="20"/>enp2s0</text:p>
      <text:p text:style-name="P7">192.168.0.100 <text:s text:c="11"/>ether <text:s text:c="2"/>d8:cb:8a:38:5d:24 <text:s text:c="2"/>C <text:s text:c="20"/>enp2s0</text:p>
      <text:p text:style-name="P7">192.168.1.100 <text:s text:c="11"/>ether <text:s text:c="2"/>08:00:27:37:15:3f <text:s text:c="2"/>C <text:s text:c="20"/>enp2s0</text:p>
      <text:p text:style-name="P7">192.168.0.254 <text:s text:c="11"/>ether <text:s text:c="2"/>c8:3a:35:d4:43:da <text:s text:c="2"/>C <text:s text:c="20"/>enp2s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1:15:57.512654155</meta:creation-date>
    <dc:date>2018-05-31T11:49:04.836079291</dc:date>
    <meta:editing-duration>PT21M35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3" meta:paragraph-count="91" meta:word-count="217" meta:character-count="1750" meta:non-whitespace-character-count="1298"/>
  </office:meta>
</office:document-meta>
</file>